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d549" officeooo:paragraph-rsid="0008d549"/>
    </style:style>
    <style:style style:name="T1" style:family="text">
      <style:text-properties officeooo:rsid="0008d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Original version (SQL) of table layout for Medication manager</text:p>
      <text:p text:style-name="Preformatted_20_Text"/>
      <text:p text:style-name="Preformatted_20_Text"/>
      <text:p text:style-name="Preformatted_20_Text"/>
      <text:p text:style-name="Preformatted_20_Text"><text:span text:style-name="T1">CREATE TABLE</text:span> Medication <text:s/>(</text:p>
      <text:p text:style-name="Preformatted_20_Text"><text:s text:c="3"/>Primary Key (Medication_id),</text:p>
      <text:p text:style-name="Preformatted_20_Text"><text:s text:c="3"/>Medication_id Integer generated by default as identity,</text:p>
      <text:p text:style-name="Preformatted_20_Text"><text:s text:c="3"/>Name VARCHAR(200) not null constraint medication_name_UQ Unique,</text:p>
      <text:p text:style-name="Preformatted_20_Text"><text:s text:c="3"/>Frequency Integer,</text:p>
      <text:p text:style-name="Preformatted_20_Text"><text:s text:c="3"/>Dosage Float</text:p>
      <text:p text:style-name="Preformatted_20_Text">);</text:p>
      <text:p text:style-name="Preformatted_20_Text"/>
      <text:p text:style-name="Preformatted_20_Text"><text:span text:style-name="T1">CREATE TABLE</text:span> Schedule (</text:p>
      <text:p text:style-name="Preformatted_20_Text"><text:s text:c="3"/>Primary Key (Schedule_id),</text:p>
      <text:p text:style-name="Preformatted_20_Text"><text:s text:c="3"/>Schedule_id Integer generated by default as identity,</text:p>
      <text:p text:style-name="Preformatted_20_Text"><text:s text:c="3"/>Medication_id integer not null constraint schedule_medication_id_fk References medication,</text:p>
      <text:p text:style-name="Preformatted_20_Text"><text:s text:c="3"/>Dosage Float not null,</text:p>
      <text:p text:style-name="Preformatted_20_Text"><text:s text:c="3"/>Frequency Integer not null,</text:p>
      <text:p text:style-name="Preformatted_20_Text"><text:s text:c="3"/>Time Time not null</text:p>
      <text:p text:style-name="Preformatted_20_Text">);</text:p>
      <text:p text:style-name="Standard"><text:s text:c="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2:49:42.693000000</meta:creation-date>
    <dc:date>2017-08-11T12:53:01.763000000</dc:date>
    <meta:editing-duration>PT3M19S</meta:editing-duration>
    <meta:editing-cycles>1</meta:editing-cycles>
    <meta:document-statistic meta:table-count="0" meta:image-count="0" meta:object-count="0" meta:page-count="1" meta:paragraph-count="17" meta:word-count="70" meta:character-count="562" meta:non-whitespace-character-count="472"/>
    <meta:generator>LibreOffice/5.3.4.2$Windows_x86 LibreOffice_project/f82d347ccc0be322489bf7da61d7e4ad13fe2ff3</meta:generator>
  </office:meta>
</office:document-meta>
</file>